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C2D00002DCA8766AFDC.svm" manifest:media-type=""/>
  <manifest:file-entry manifest:full-path="Pictures/2000000900005FB500001320B0BF84DF.svm" manifest:media-type=""/>
  <manifest:file-entry manifest:full-path="Pictures/2000000900005D200000205A21691F6E.svm" manifest:media-type=""/>
  <manifest:file-entry manifest:full-path="Pictures/2000000900004D850000251C28A610C8.svm" manifest:media-type=""/>
  <manifest:file-entry manifest:full-path="Pictures/2000000900004C9700001A0D4897A56A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ca5ba" officeooo:paragraph-rsid="001ca5ba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Щоб <text:span text:style-name="T1">репозиторій мав вигляд сайту у мережі треба або задати наступне ім</text:span><text:span text:style-name="T2">'</text:span><text:span text:style-name="T1">я репозиторію — нікнейм.</text:span><text:span text:style-name="T2">github.io</text:span></text:p>
      <text:p text:style-name="P1"><draw:frame draw:style-name="fr1" draw:name="Изображение1" text:anchor-type="paragraph" svg:width="17cm" svg:height="5.782cm" draw:z-index="0"><draw:image xlink:href="Pictures/2000000900004C9700001A0D4897A56A.svm" xlink:type="simple" xlink:show="embed" xlink:actuate="onLoad"/></draw:frame><text:span text:style-name="T1">або, якщо вам потрібно зробити сторінку із вже існуючого репозиторію треба зайти у </text:span><text:span text:style-name="T2">Settings</text:span></text:p>
      <text:p text:style-name="P1"><draw:frame draw:style-name="fr2" draw:name="Изображение3" text:anchor-type="paragraph" svg:x="-0.053cm" svg:y="6.482cm" svg:width="17cm" svg:height="8.137cm" draw:z-index="2"><draw:image xlink:href="Pictures/2000000900004D850000251C28A610C8.svm" xlink:type="simple" xlink:show="embed" xlink:actuate="onLoad"/></draw:frame><draw:frame draw:style-name="fr1" draw:name="Изображение2" text:anchor-type="paragraph" svg:width="17cm" svg:height="5.904cm" draw:z-index="1"><draw:image xlink:href="Pictures/2000000900005D200000205A21691F6E.svm" xlink:type="simple" xlink:show="embed" xlink:actuate="onLoad"/></draw:frame><text:span text:style-name="T2"> </text:span>та натиснути <text:span text:style-name="T2">Master Branch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2. </text:span>Для того щоб завантажити файли до <text:span text:style-name="T1">репозиторію потрібно натиснути на </text:span><text:span text:style-name="T2">Upload Files</text:span></text:p>
      <text:p text:style-name="P1"><draw:frame draw:style-name="fr1" draw:name="Изображение4" text:anchor-type="paragraph" svg:width="17cm" svg:height="3.397cm" draw:z-index="3"><draw:image xlink:href="Pictures/2000000900005FB500001320B0BF84DF.svm" xlink:type="simple" xlink:show="embed" xlink:actuate="onLoad"/></draw:frame><text:span text:style-name="T2">Choose your files </text:span></text:p>
      <text:p text:style-name="P1"><draw:frame draw:style-name="fr1" draw:name="Изображение5" text:anchor-type="paragraph" svg:width="17cm" svg:height="10.218cm" draw:z-index="4"><draw:image xlink:href="Pictures/2000000900004C2D00002DCA8766AFDC.svm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30S</meta:editing-duration>
    <meta:editing-cycles>3</meta:editing-cycles>
    <meta:generator>LibreOffice/4.3.0.4$Windows_x86 LibreOffice_project/62ad5818884a2fc2e5780dd45466868d41009ec0</meta:generator>
    <dc:date>2019-11-18T12:11:22.259000000</dc:date>
    <meta:document-statistic meta:table-count="0" meta:image-count="5" meta:object-count="0" meta:page-count="2" meta:paragraph-count="5" meta:word-count="49" meta:character-count="327" meta:non-whitespace-character-count="279"/>
    <meta:user-defined meta:name="Info 1"/>
    <meta:user-defined meta:name="Info 2"/>
    <meta:user-defined meta:name="Info 3"/>
    <meta:user-defined meta:name="Info 4"/>
  </office:meta>
</office:document-meta>
</file>